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4479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79in" fo:margin-left="0in" style:page-number="auto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79in" fo:margin-left="0in" style:page-number="auto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6979in" fo:margin-left="0in" style:page-number="auto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5.4479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6979in" fo:margin-left="0in" style:page-number="auto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5.4479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officeooo:rsid="00134bc8" officeooo:paragraph-rsid="00134bc8"/>
    </style:style>
    <style:style style:name="P2" style:family="paragraph" style:parent-style-name="Standard">
      <style:paragraph-properties fo:margin-top="0.0791in" fo:margin-bottom="0.0791in" loext:contextual-spacing="false" fo:line-height="150%"/>
      <style:text-properties style:font-name="Times New Roman" officeooo:rsid="00134bc8" officeooo:paragraph-rsid="00134bc8"/>
    </style:style>
    <style:style style:name="P3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officeooo:rsid="0015a314" officeooo:paragraph-rsid="0015a314"/>
    </style:style>
    <style:style style:name="P4" style:family="paragraph" style:parent-style-name="Standard">
      <style:paragraph-properties fo:margin-top="0.0791in" fo:margin-bottom="0.0791in" loext:contextual-spacing="false" fo:line-height="150%"/>
      <style:text-properties style:font-name="Times New Roman" fo:font-weight="bold" officeooo:rsid="00134bc8" officeooo:paragraph-rsid="0015a314" style:font-weight-asian="bold" style:font-weight-complex="bold"/>
    </style:style>
    <style:style style:name="P5" style:family="paragraph" style:parent-style-name="Standard">
      <style:paragraph-properties fo:margin-top="0.0791in" fo:margin-bottom="0.0791in" loext:contextual-spacing="false" fo:line-height="150%"/>
      <style:text-properties style:font-name="Times New Roman" officeooo:rsid="0017b533" officeooo:paragraph-rsid="0018d011"/>
    </style:style>
    <style:style style:name="P6" style:family="paragraph" style:parent-style-name="Standard" style:list-style-name="L12">
      <style:paragraph-properties fo:margin-top="0.0791in" fo:margin-bottom="0.0791in" loext:contextual-spacing="false" fo:line-height="150%"/>
      <style:text-properties style:font-name="Times New Roman" officeooo:rsid="0017b533" officeooo:paragraph-rsid="0018d011"/>
    </style:style>
    <style:style style:name="P7" style:family="paragraph" style:parent-style-name="Standard">
      <style:paragraph-properties fo:margin-top="0.0791in" fo:margin-bottom="0.0791in" loext:contextual-spacing="false" fo:line-height="150%"/>
      <style:text-properties style:font-name="Times New Roman" officeooo:rsid="0017b533" officeooo:paragraph-rsid="0017b533"/>
    </style:style>
    <style:style style:name="P8" style:family="paragraph" style:parent-style-name="Standard" style:list-style-name="L6">
      <style:paragraph-properties fo:margin-top="0.0791in" fo:margin-bottom="0.0791in" loext:contextual-spacing="false" fo:line-height="150%"/>
      <style:text-properties style:font-name="Times New Roman" officeooo:rsid="0018d011" officeooo:paragraph-rsid="0018d011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bc8" officeooo:paragraph-rsid="00134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bc8" officeooo:paragraph-rsid="00134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bc8" officeooo:paragraph-rsid="0015a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bc8" officeooo:paragraph-rsid="0017b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bc8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314" officeooo:paragraph-rsid="0015a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314" officeooo:paragraph-rsid="0018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314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314" officeooo:paragraph-rsid="001adc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660" officeooo:paragraph-rsid="0018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660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d011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c62" officeooo:paragraph-rsid="001adc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34bc8" officeooo:paragraph-rsid="00134bc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34bc8" officeooo:paragraph-rsid="0015a31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34bc8" officeooo:paragraph-rsid="0017b53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34bc8" officeooo:paragraph-rsid="0018d01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34bc8" officeooo:paragraph-rsid="001adc6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 style:list-style-name="L2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0626in"/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314" officeooo:paragraph-rsid="0015a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4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ccc" officeooo:paragraph-rsid="0015a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5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ccc" officeooo:paragraph-rsid="0017b5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8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ccc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11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ccc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0626in"/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660" officeooo:paragraph-rsid="0018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7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0626in"/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660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0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0626in"/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660" officeooo:paragraph-rsid="0018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0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0626in"/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c62" officeooo:paragraph-rsid="001adc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0">
      <loext:graphic-properties draw:fill="none"/>
      <style:paragraph-properties fo:margin-left="0.0618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0626in"/>
          <style:tab-stop style:position="0.1874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9b9" officeooo:paragraph-rsid="001b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a314"/>
    </style:style>
    <style:style style:name="T3" style:family="text">
      <style:text-properties style:font-name="Times New Roman" fo:font-style="normal" officeooo:rsid="0015a314" style:font-style-asian="normal" style:font-style-complex="normal"/>
    </style:style>
    <style:style style:name="T4" style:family="text">
      <style:text-properties style:font-name="Times New Roman" fo:font-style="normal" officeooo:rsid="0018d011" style:font-style-asian="normal" style:font-style-complex="normal"/>
    </style:style>
    <style:style style:name="T5" style:family="text">
      <style:text-properties style:font-name="Times New Roman" fo:font-style="normal" officeooo:rsid="001adc62" style:font-style-asian="normal" style:font-style-complex="normal"/>
    </style:style>
    <style:style style:name="T6" style:family="text">
      <style:text-properties style:font-name="Times New Roman" officeooo:rsid="0018d011"/>
    </style:style>
    <style:style style:name="T7" style:family="text">
      <style:text-properties style:font-name="Times New Roman" officeooo:rsid="001adc62"/>
    </style:style>
    <style:style style:name="T8" style:family="text">
      <style:text-properties style:font-name="Times New Roman" fo:font-style="italic" officeooo:rsid="001adc62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34bc8" style:font-style-asian="italic" style:font-style-complex="italic"/>
    </style:style>
    <style:style style:name="T11" style:family="text">
      <style:text-properties fo:font-style="italic" officeooo:rsid="001adc62" style:font-style-asian="italic" style:font-style-complex="italic"/>
    </style:style>
    <style:style style:name="T12" style:family="text">
      <style:text-properties officeooo:rsid="0015a31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adc62" style:font-style-asian="normal" style:font-style-complex="normal"/>
    </style:style>
    <style:style style:name="T15" style:family="text">
      <style:text-properties officeooo:rsid="0015accc"/>
    </style:style>
    <style:style style:name="T16" style:family="text">
      <style:text-properties officeooo:rsid="00181660"/>
    </style:style>
    <style:style style:name="T17" style:family="text">
      <style:text-properties officeooo:rsid="0018d011"/>
    </style:style>
    <style:style style:name="T18" style:family="text">
      <style:text-properties officeooo:rsid="00194b7f"/>
    </style:style>
    <style:style style:name="T19" style:family="text">
      <style:text-properties officeooo:rsid="001adc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85561409" text:style-name="L1">
        <text:list-item>
          <text:p text:style-name="P1">Spesifikasi Use case Login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Nama</text:p>
          </table:table-cell>
          <table:table-cell table:style-name="Table1.B1" office:value-type="string">
            <text:p text:style-name="P22">Use case Login</text:p>
          </table:table-cell>
        </table:table-row>
        <table:table-row>
          <table:table-cell table:style-name="Table1.A2" office:value-type="string">
            <text:p text:style-name="P9">Deskripsi</text:p>
          </table:table-cell>
          <table:table-cell table:style-name="Table1.B2" office:value-type="string">
            <text:p text:style-name="P9"><text:span text:style-name="T9">Use case Login</text:span> memungkinkan pengguna untuk mengakses sistem berdasarkan hak akses</text:p>
          </table:table-cell>
        </table:table-row>
        <table:table-row>
          <table:table-cell table:style-name="Table1.A2" office:value-type="string">
            <text:p text:style-name="P9">Aktor Utama</text:p>
          </table:table-cell>
          <table:table-cell table:style-name="Table1.B2" office:value-type="string">
            <text:p text:style-name="P9">Admin, Pegawai, Pimpinan</text:p>
          </table:table-cell>
        </table:table-row>
        <table:table-row>
          <table:table-cell table:style-name="Table1.A2" office:value-type="string">
            <text:p text:style-name="P9">Kondisi Awal</text:p>
          </table:table-cell>
          <table:table-cell table:style-name="Table1.B2" office:value-type="string">
            <text:p text:style-name="P9"><text:span text:style-name="T9">Email</text:span> dan <text:span text:style-name="T9">Password</text:span> pengguna sudah terdaftar di sistem</text:p>
          </table:table-cell>
        </table:table-row>
        <table:table-row>
          <table:table-cell table:style-name="Table1.A2" office:value-type="string">
            <text:p text:style-name="P9">Kondisi Akhir</text:p>
          </table:table-cell>
          <table:table-cell table:style-name="Table1.B2" office:value-type="string">
            <text:p text:style-name="P9">Pengguna masuk ke sistem</text:p>
          </table:table-cell>
        </table:table-row>
        <table:table-row>
          <table:table-cell table:style-name="Table1.A2" office:value-type="string">
            <text:p text:style-name="P9">Skenario Utama</text:p>
          </table:table-cell>
          <table:table-cell table:style-name="Table1.B2" office:value-type="string">
            <text:list xml:id="list835228650" text:style-name="L2">
              <text:list-item>
                <text:p text:style-name="P10">Pengguna mengakses situs Sistem kepegawaian kementerian agama kampar</text:p>
              </text:list-item>
              <text:list-item>
                <text:p text:style-name="P10">situs menampilkan halaman <text:span text:style-name="T9">login</text:span> user.</text:p>
              </text:list-item>
              <text:list-item>
                <text:p text:style-name="P10">Pengguna meng-<text:span text:style-name="T9">input</text:span> <text:span text:style-name="T9">email</text:span> dan <text:span text:style-name="T9">password</text:span></text:p>
              </text:list-item>
              <text:list-item>
                <text:p text:style-name="P10">sistem memvalidasi akun pengguna</text:p>
              </text:list-item>
              <text:list-item>
                <text:p text:style-name="P10">sistem menampilkan halaman awal pengguna </text:p>
              </text:list-item>
            </text:list>
          </table:table-cell>
        </table:table-row>
        <table:table-row>
          <table:table-cell table:style-name="Table1.A2" office:value-type="string">
            <text:p text:style-name="P9">Alternatif Skenario</text:p>
          </table:table-cell>
          <table:table-cell table:style-name="Table1.B2" office:value-type="string">
            <text:p text:style-name="P9">Jika <text:span text:style-name="T9">emai</text:span> atau <text:span text:style-name="T9">password</text:span> yang di <text:span text:style-name="T9">input</text:span>-kan salah maka sistem akan menampilkan pesan <text:span text:style-name="T9">error</text:span> <text:span text:style-name="T9">email</text:span> atau <text:span text:style-name="T9">password</text:span> salah.</text:p>
          </table:table-cell>
        </table:table-row>
      </table:table>
      <text:p text:style-name="P2"/>
      <text:list xml:id="list141001937173729" text:continue-list="list2385561409" text:style-name="L1">
        <text:list-item>
          <text:p text:style-name="P3">Spesifikasi Use Case Manajemen Pengguna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Nama</text:p>
          </table:table-cell>
          <table:table-cell table:style-name="Table2.B1" office:value-type="string">
            <text:p text:style-name="P23">Use case <text:span text:style-name="T12">Manajemen </text:span><text:span text:style-name="T2">Pengguna</text:span></text:p>
          </table:table-cell>
        </table:table-row>
        <table:table-row>
          <table:table-cell table:style-name="Table2.A2" office:value-type="string">
            <text:p text:style-name="P11">Deskripsi</text:p>
          </table:table-cell>
          <table:table-cell table:style-name="Table2.B2" office:value-type="string">
            <text:p text:style-name="P14"><text:span text:style-name="T9">Use case </text:span>manajemen <text:span text:style-name="T1">Pengguna</text:span> memungkinkan pengguna yang bertipe admin dapat menambahkan pengguna baru agar dapat mengakses sistem.</text:p>
          </table:table-cell>
        </table:table-row>
        <table:table-row>
          <table:table-cell table:style-name="Table2.A2" office:value-type="string">
            <text:p text:style-name="P11">Aktor Utama</text:p>
          </table:table-cell>
          <table:table-cell table:style-name="Table2.B2" office:value-type="string">
            <text:p text:style-name="P11">Admin</text:p>
          </table:table-cell>
        </table:table-row>
        <table:table-row>
          <table:table-cell table:style-name="Table2.A2" office:value-type="string">
            <text:p text:style-name="P11">Kondisi Awal</text:p>
          </table:table-cell>
          <table:table-cell table:style-name="Table2.B2" office:value-type="string">
            <text:p text:style-name="P14">Pengguna belum memiliki akses ke sistem.</text:p>
          </table:table-cell>
        </table:table-row>
        <table:table-row>
          <table:table-cell table:style-name="Table2.A2" office:value-type="string">
            <text:p text:style-name="P11">Kondisi Akhir</text:p>
          </table:table-cell>
          <table:table-cell table:style-name="Table2.B2" office:value-type="string">
            <text:p text:style-name="P14">Pengguna baru berhasil didaftarkan ke sistem.</text:p>
          </table:table-cell>
        </table:table-row>
        <table:table-row>
          <table:table-cell table:style-name="Table2.A2" office:value-type="string">
            <text:p text:style-name="P11">Skenario Utama</text:p>
          </table:table-cell>
          <table:table-cell table:style-name="Table2.B2" office:value-type="string">
            <text:list xml:id="list141003055579516" text:continue-list="list835228650" text:style-name="L2">
              <text:list-item text:start-value="1">
                <text:p text:style-name="P27">Admin mengakses halaman <text:s/><text:span text:style-name="T1">Pengguna</text:span> </text:p>
              </text:list-item>
              <text:list-item>
                <text:p text:style-name="P27"><text:span text:style-name="T15">S</text:span>istem menampilkan halaman <text:span text:style-name="T1">Pengguna</text:span></text:p>
              </text:list-item>
              <text:list-item>
                <text:p text:style-name="P27"><text:span text:style-name="T15">A</text:span>dmin menambahkan data <text:span text:style-name="T1">Pengguna</text:span></text:p>
              </text:list-item>
              <text:list-item>
                <text:p text:style-name="P27"><text:span text:style-name="T15">D</text:span>ata pengguna berhasil ditambahkan</text:p>
              </text:list-item>
            </text:list>
          </table:table-cell>
        </table:table-row>
        <table:table-row>
          <table:table-cell table:style-name="Table2.A2" office:value-type="string">
            <text:p text:style-name="P11">Alternatif Skenario</text:p>
          </table:table-cell>
          <table:table-cell table:style-name="Table2.B2" office:value-type="string">
            <text:list xml:id="list2226318102" text:style-name="L4">
              <text:list-header>
                <text:p text:style-name="P28">Jika terdapat data yang kosong maka sistem menampilkan error “data tidak boleh kosong”</text:p>
              </text:list-header>
            </text:list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list xml:id="list141002362345252" text:continue-list="list141001937173729" text:style-name="L1">
        <text:list-item>
          <text:p text:style-name="P3"><text:soft-page-break/><text:s/>Spesifikasi Use Case Manajemen Pegawai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Nama</text:p>
          </table:table-cell>
          <table:table-cell table:style-name="Table3.B1" office:value-type="string">
            <text:p text:style-name="P24">Use case <text:span text:style-name="T12">Manajemen </text:span><text:span text:style-name="T2">Pegawai</text:span></text:p>
          </table:table-cell>
        </table:table-row>
        <table:table-row>
          <table:table-cell table:style-name="Table3.A2" office:value-type="string">
            <text:p text:style-name="P12">Deskripsi</text:p>
          </table:table-cell>
          <table:table-cell table:style-name="Table3.B2" office:value-type="string">
            <text:p text:style-name="P15"><text:span text:style-name="T9">Use case </text:span>manajemen <text:span text:style-name="T1">Pegawai</text:span> memungkinkan pengguna yang bertipe <text:span text:style-name="T16">pegawai</text:span> dapat menambahkan <text:span text:style-name="T16">data dirinya pada sistem</text:span>.</text:p>
          </table:table-cell>
        </table:table-row>
        <table:table-row>
          <table:table-cell table:style-name="Table3.A2" office:value-type="string">
            <text:p text:style-name="P12">Aktor Utama</text:p>
          </table:table-cell>
          <table:table-cell table:style-name="Table3.B2" office:value-type="string">
            <text:p text:style-name="P18">Pegawai</text:p>
          </table:table-cell>
        </table:table-row>
        <table:table-row>
          <table:table-cell table:style-name="Table3.A2" office:value-type="string">
            <text:p text:style-name="P12">Kondisi Awal</text:p>
          </table:table-cell>
          <table:table-cell table:style-name="Table3.B2" office:value-type="string">
            <text:p text:style-name="P18">Data diri pegawai belum terisi</text:p>
          </table:table-cell>
        </table:table-row>
        <table:table-row>
          <table:table-cell table:style-name="Table3.A2" office:value-type="string">
            <text:p text:style-name="P12">Kondisi Akhir</text:p>
          </table:table-cell>
          <table:table-cell table:style-name="Table3.B2" office:value-type="string">
            <text:p text:style-name="P18">Data diri pegawai berhasil di tambahkan</text:p>
          </table:table-cell>
        </table:table-row>
        <table:table-row>
          <table:table-cell table:style-name="Table3.A2" office:value-type="string">
            <text:p text:style-name="P12">Skenario Utama</text:p>
          </table:table-cell>
          <table:table-cell table:style-name="Table3.B2" office:value-type="string">
            <text:list xml:id="list141002327636754" text:continue-list="list141003055579516" text:style-name="L2">
              <text:list-item text:start-value="1">
                <text:p text:style-name="P32">Pegawai mengakses halaman profil</text:p>
              </text:list-item>
              <text:list-item>
                <text:p text:style-name="P32">Pegawai meng-<text:span text:style-name="T9">input</text:span> data diri nya sendiri</text:p>
              </text:list-item>
              <text:list-item>
                <text:p text:style-name="P32">Data pegawai berhasil ditambahkan</text:p>
              </text:list-item>
            </text:list>
          </table:table-cell>
        </table:table-row>
        <table:table-row>
          <table:table-cell table:style-name="Table3.A2" office:value-type="string">
            <text:p text:style-name="P12">Alternatif Skenario</text:p>
          </table:table-cell>
          <table:table-cell table:style-name="Table3.B2" office:value-type="string">
            <text:list xml:id="list1414219203" text:style-name="L5">
              <text:list-header>
                <text:p text:style-name="P29">Jika terdapat data yang kosong maka sistem menampilkan error “data tidak boleh kosong”</text:p>
              </text:list-header>
            </text:list>
          </table:table-cell>
        </table:table-row>
      </table:table>
      <text:p text:style-name="P7"/>
      <text:list xml:id="list2542942212" text:style-name="L6">
        <text:list-item>
          <text:p text:style-name="P8">Spesifikasi <text:span text:style-name="T9">Use</text:span> <text:span text:style-name="T9">case </text:span><text:span text:style-name="T13">Pengajuan</text:span><text:span text:style-name="T9"> </text:span><text:span text:style-name="T13">Cuti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Nama</text:p>
          </table:table-cell>
          <table:table-cell table:style-name="Table4.B1" office:value-type="string">
            <text:p text:style-name="P25">Use case <text:span text:style-name="T4">Pengajuan</text:span><text:span text:style-name="T12"> </text:span><text:span text:style-name="T4">Cuti</text:span></text:p>
          </table:table-cell>
        </table:table-row>
        <table:table-row>
          <table:table-cell table:style-name="Table4.A2" office:value-type="string">
            <text:p text:style-name="P13">Deskripsi</text:p>
          </table:table-cell>
          <table:table-cell table:style-name="Table4.B2" office:value-type="string">
            <text:p text:style-name="P16"><text:span text:style-name="T10">Use case </text:span><text:span text:style-name="T6">Pengajuan</text:span><text:span text:style-name="T9"> </text:span><text:span text:style-name="T6">Cuti </text:span>memungkinkan pengguna yang bertipe <text:span text:style-name="T16">pegawai</text:span> dapat menambahkan <text:span text:style-name="T17">atau mengajukan cuti</text:span>.</text:p>
          </table:table-cell>
        </table:table-row>
        <table:table-row>
          <table:table-cell table:style-name="Table4.A2" office:value-type="string">
            <text:p text:style-name="P13">Aktor Utama</text:p>
          </table:table-cell>
          <table:table-cell table:style-name="Table4.B2" office:value-type="string">
            <text:p text:style-name="P19">Pegawai</text:p>
          </table:table-cell>
        </table:table-row>
        <table:table-row>
          <table:table-cell table:style-name="Table4.A2" office:value-type="string">
            <text:p text:style-name="P13">Kondisi Awal</text:p>
          </table:table-cell>
          <table:table-cell table:style-name="Table4.B2" office:value-type="string">
            <text:p text:style-name="P20">Pegawai ingin mengajukan cuti</text:p>
          </table:table-cell>
        </table:table-row>
        <table:table-row>
          <table:table-cell table:style-name="Table4.A2" office:value-type="string">
            <text:p text:style-name="P13">Kondisi Akhir</text:p>
          </table:table-cell>
          <table:table-cell table:style-name="Table4.B2" office:value-type="string">
            <text:p text:style-name="P20">Cuti berhasil diajukan</text:p>
          </table:table-cell>
        </table:table-row>
        <table:table-row>
          <table:table-cell table:style-name="Table4.A2" office:value-type="string">
            <text:p text:style-name="P13">Skenario Utama</text:p>
          </table:table-cell>
          <table:table-cell table:style-name="Table4.B2" office:value-type="string">
            <text:list xml:id="list2522821842" text:style-name="L7">
              <text:list-item>
                <text:p text:style-name="P33">Pegawai mengakses halaman <text:span text:style-name="T18">cuti</text:span></text:p>
              </text:list-item>
              <text:list-item>
                <text:p text:style-name="P33">Pegawai <text:span text:style-name="T18">meng-input data pengajuan cuti</text:span></text:p>
              </text:list-item>
              <text:list-item>
                <text:p text:style-name="P33"><text:span text:style-name="T18">cuti</text:span> pegawai berhasil di<text:span text:style-name="T18">ajukan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13">Alternatif Skenario</text:p>
          </table:table-cell>
          <table:table-cell table:style-name="Table4.B2" office:value-type="string">
            <text:list xml:id="list2987661393" text:style-name="L8">
              <text:list-header>
                <text:p text:style-name="P30">Jika terdapat data yang kosong maka sistem menampilkan error “data tidak boleh kosong”</text:p>
              </text:list-header>
            </text:list>
          </table:table-cell>
        </table:table-row>
      </table:table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list xml:id="list141002154983023" text:continue-list="list2542942212" text:style-name="L6">
        <text:list-item>
          <text:p text:style-name="P8"><text:soft-page-break/><text:span text:style-name="T13">spesifikasi </text:span><text:span text:style-name="T9">Use case </text:span><text:span text:style-name="T14">Pengajuan</text:span><text:span text:style-name="T11"> </text:span><text:span text:style-name="T14">Perjalanan</text:span><text:span text:style-name="T11"> </text:span><text:span text:style-name="T13">Dinas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Nama</text:p>
          </table:table-cell>
          <table:table-cell table:style-name="Table5.B1" office:value-type="string">
            <text:p text:style-name="P26">Use case <text:span text:style-name="T5">Pengajuan Perjalanan</text:span><text:span text:style-name="T7"> </text:span><text:span text:style-name="T4">Dinas</text:span></text:p>
          </table:table-cell>
        </table:table-row>
        <table:table-row>
          <table:table-cell table:style-name="Table5.A2" office:value-type="string">
            <text:p text:style-name="P13">Deskripsi</text:p>
          </table:table-cell>
          <table:table-cell table:style-name="Table5.B2" office:value-type="string">
            <text:p text:style-name="P17"><text:span text:style-name="T9">Use case </text:span><text:span text:style-name="T7">Pengajuan Perjalanan</text:span><text:span text:style-name="T8"> </text:span><text:span text:style-name="T6">Dinas </text:span>memungkinkan pengguna yang bertipe <text:span text:style-name="T16">pegawai</text:span> dapat menambahkan <text:span text:style-name="T19">atau mengajukan dinas</text:span>.</text:p>
          </table:table-cell>
        </table:table-row>
        <table:table-row>
          <table:table-cell table:style-name="Table5.A2" office:value-type="string">
            <text:p text:style-name="P13">Aktor Utama</text:p>
          </table:table-cell>
          <table:table-cell table:style-name="Table5.B2" office:value-type="string">
            <text:p text:style-name="P19">Pegawai</text:p>
          </table:table-cell>
        </table:table-row>
        <table:table-row>
          <table:table-cell table:style-name="Table5.A2" office:value-type="string">
            <text:p text:style-name="P13">Kondisi Awal</text:p>
          </table:table-cell>
          <table:table-cell table:style-name="Table5.B2" office:value-type="string">
            <text:p text:style-name="P21">Pegawai ingin mengajukan perjalanan dinas</text:p>
          </table:table-cell>
        </table:table-row>
        <table:table-row>
          <table:table-cell table:style-name="Table5.A2" office:value-type="string">
            <text:p text:style-name="P13">Kondisi Akhir</text:p>
          </table:table-cell>
          <table:table-cell table:style-name="Table5.B2" office:value-type="string">
            <text:p text:style-name="P21">Pengajuan perjalanan dinas berhasil diajukan</text:p>
          </table:table-cell>
        </table:table-row>
        <table:table-row>
          <table:table-cell table:style-name="Table5.A2" office:value-type="string">
            <text:p text:style-name="P13">Skenario Utama</text:p>
          </table:table-cell>
          <table:table-cell table:style-name="Table5.B2" office:value-type="string">
            <text:list xml:id="list2554924866" text:style-name="L10">
              <text:list-item>
                <text:p text:style-name="P35">Pegawai mengakses halaman pengajuan dinas</text:p>
              </text:list-item>
              <text:list-item>
                <text:p text:style-name="P35">pegawai menginputkan data perjalanan dinas</text:p>
              </text:list-item>
              <text:list-item>
                <text:p text:style-name="P36">pengajuan perjalanan dinas berhasil diajukan</text:p>
              </text:list-item>
            </text:list>
          </table:table-cell>
        </table:table-row>
        <table:table-row>
          <table:table-cell table:style-name="Table5.A2" office:value-type="string">
            <text:p text:style-name="P13">Alternatif Skenario</text:p>
          </table:table-cell>
          <table:table-cell table:style-name="Table5.B2" office:value-type="string">
            <text:list xml:id="list998239004" text:style-name="L11">
              <text:list-header>
                <text:p text:style-name="P31">Jika terdapat data yang kosong maka sistem menampilkan error “data tidak boleh kosong”</text:p>
              </text:list-header>
            </text:list>
          </table:table-cell>
        </table:table-row>
      </table:table>
      <text:list xml:id="list2289860347" text:style-name="L12">
        <text:list-header>
          <text:p text:style-name="P6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17:48.921650238</meta:creation-date>
    <dc:date>2019-01-28T14:10:00.970337787</dc:date>
    <meta:editing-duration>PT18M25S</meta:editing-duration>
    <meta:editing-cycles>9</meta:editing-cycles>
    <meta:generator>LibreOffice/6.1.2.1$Linux_X86_64 LibreOffice_project/65905a128db06ba48db947242809d14d3f9a93fe</meta:generator>
    <meta:document-statistic meta:table-count="5" meta:image-count="0" meta:object-count="0" meta:page-count="3" meta:paragraph-count="88" meta:word-count="414" meta:character-count="2871" meta:non-whitespace-character-count="2564"/>
  </office:meta>
</office:document-meta>
</file>